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dlrat</text:p>
          </table:table-cell>
          <table:table-cell table:formula="of:=1/0.75" office:value-type="float" office:value="1.33333333333333" calcext:value-type="float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ds</text:p>
          </table:table-cell>
          <table:table-cell table:formula="of:=5/4.26/4" office:value-type="float" office:value="0.293427230046948" calcext:value-type="float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cot</text:p>
          </table:table-cell>
          <table:table-cell table:formula="of:=COT(35/360*PI())" office:value-type="float" office:value="3.17159480236321" calcext:value-type="float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gy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gy</text:p>
          </table:table-cell>
          <table:table-cell table:formula="of:=SIN([.B4]/180*PI())" office:value-type="float" office:value="0.766044443118978" calcext:value-type="float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cgy</text:p>
          </table:table-cell>
          <table:table-cell table:formula="of:=COS([.B4]/180*PI())" office:value-type="float" office:value="0.642787609686539" calcext:value-type="float">
            <text:p/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x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r</text:p>
          </table:table-cell>
          <table:table-cell table:formula="of:=ABS([.B9])*[.$B$1]+ABS([.B10])" office:value-type="float" office:value="2.33333333333333" calcext:value-type="float">
            <text:p/>
          </table:table-cell>
          <table:table-cell table:number-columns-repeated="3"/>
          <table:table-cell table:formula="of:=ABS([.F9])*[.$B$1]+ABS([.F10])" office:value-type="float" office:value="1" calcext:value-type="float">
            <text:p/>
          </table:table-cell>
          <table:table-cell/>
          <table:table-cell table:formula="of:=ABS([.H9])*[.$B$1]+ABS([.H10])" office:value-type="float" office:value="1.33333333333333" calcext:value-type="float">
            <text:p/>
          </table:table-cell>
          <table:table-cell/>
          <table:table-cell table:formula="of:=ABS([.J9])*[.$B$1]+ABS([.J10]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src</text:p>
          </table:table-cell>
          <table:table-cell table:formula="of:=[.B12]/[.$B$3]^2" office:value-type="float" office:value="0.231964427959959" calcext:value-type="float">
            <text:p/>
          </table:table-cell>
          <table:table-cell table:number-columns-repeated="3"/>
          <table:table-cell table:formula="of:=[.F12]/[.$B$3]^2" office:value-type="float" office:value="0.0994133262685538" calcext:value-type="float">
            <text:p/>
          </table:table-cell>
          <table:table-cell/>
          <table:table-cell table:formula="of:=[.H12]/[.$B$3]^2" office:value-type="float" office:value="0.132551101691405" calcext:value-type="float">
            <text:p/>
          </table:table-cell>
          <table:table-cell/>
          <table:table-cell table:formula="of:=[.J12]/[.$B$3]^2" office:value-type="float" office:value="0" calcext:value-type="float">
            <text:p/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ad</text:p>
          </table:table-cell>
          <table:table-cell table:formula="of:=1-[.$B$2]*(2+[.$B$2])*[.B13]" office:value-type="float" office:value="0.843898610479568" calcext:value-type="float">
            <text:p/>
          </table:table-cell>
          <table:table-cell table:number-columns-repeated="3"/>
          <table:table-cell table:formula="of:=1-[.$B$2]*(2+[.$B$2])*[.F13]" office:value-type="float" office:value="0.933099404491243" calcext:value-type="float">
            <text:p/>
          </table:table-cell>
          <table:table-cell/>
          <table:table-cell table:formula="of:=1-[.$B$2]*(2+[.$B$2])*[.H13]" office:value-type="float" office:value="0.910799205988324" calcext:value-type="float">
            <text:p/>
          </table:table-cell>
          <table:table-cell/>
          <table:table-cell table:formula="of:=1-[.$B$2]*(2+[.$B$2])*[.J13]" office:value-type="float" office:value="1" calcext:value-type="float">
            <text:p/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(kz)</text:p>
          </table:table-cell>
          <table:table-cell table:formula="of:=(-(1+[.$B$2])*[.B13] + SQRT([.B15]))/(1+[.B13])" office:value-type="float" office:value="0.502133358492925" calcext:value-type="float">
            <text:p/>
          </table:table-cell>
          <table:table-cell table:number-columns-repeated="3"/>
          <table:table-cell table:formula="of:=(-(1+[.$B$2])*[.F13] + SQRT([.F15]))/(1+[.F13])" office:value-type="float" office:value="0.761666956895148" calcext:value-type="float">
            <text:p/>
          </table:table-cell>
          <table:table-cell/>
          <table:table-cell table:formula="of:=(-(1+[.$B$2])*[.H13] + SQRT([.H15]))/(1+[.H13])" office:value-type="float" office:value="0.691282540605109" calcext:value-type="float">
            <text:p/>
          </table:table-cell>
          <table:table-cell/>
          <table:table-cell table:formula="of:=(-(1+[.$B$2])*[.J13] + SQRT([.J15]))/(1+[.J13])" office:value-type="float" office:value="1" calcext:value-type="float">
            <text:p/>
          </table:table-cell>
        </table:table-row>
        <table:table-row table:style-name="ro1">
          <table:table-cell office:value-type="string" calcext:value-type="string">
            <text:p>kz</text:p>
          </table:table-cell>
          <table:table-cell table:formula="of:=(-(1+[.$B$2])*[.B13] - SQRT([.B15]))/(1+[.B13])" office:value-type="float" office:value="-0.98920766147828" calcext:value-type="float">
            <text:p/>
          </table:table-cell>
          <table:table-cell table:formula="of:=[.B18]" office:value-type="float" office:value="-0.98920766147828" calcext:value-type="float">
            <text:p/>
          </table:table-cell>
          <table:table-cell table:formula="of:=[.C18]" office:value-type="float" office:value="-0.98920766147828" calcext:value-type="float">
            <text:p/>
          </table:table-cell>
          <table:table-cell table:formula="of:=[.D18]" office:value-type="float" office:value="-0.98920766147828" calcext:value-type="float">
            <text:p/>
          </table:table-cell>
          <table:table-cell table:formula="of:=(-(1+[.$B$2])*[.F13] - SQRT([.F15]))/(1+[.F13])" office:value-type="float" office:value="-0.99558062731009" calcext:value-type="float">
            <text:p/>
          </table:table-cell>
          <table:table-cell table:formula="of:=[.F18]" office:value-type="float" office:value="-0.99558062731009" calcext:value-type="float">
            <text:p/>
          </table:table-cell>
          <table:table-cell table:formula="of:=(-(1+[.$B$2])*[.H13] - SQRT([.H15]))/(1+[.H13])" office:value-type="float" office:value="-0.994041866951339" calcext:value-type="float">
            <text:p/>
          </table:table-cell>
          <table:table-cell table:formula="of:=[.H18]" office:value-type="float" office:value="-0.994041866951339" calcext:value-type="float">
            <text:p/>
          </table:table-cell>
          <table:table-cell table:formula="of:=(-(1+[.$B$2])*[.J13] - SQRT([.J15]))/(1+[.J13])" office:value-type="float" office:value="-1" calcext:value-type="float">
            <text:p/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x</text:p>
          </table:table-cell>
          <table:table-cell table:formula="of:=[.B9]*([.B18]+1+[.$B$2])*[.$B$1]/[.$B$3]" office:value-type="float" office:value="-0.127893415363984" calcext:value-type="float">
            <text:p/>
          </table:table-cell>
          <table:table-cell table:formula="of:=[.C9]*([.C18]+1+[.$B$2])*[.$B$1]/[.$B$3]" office:value-type="float" office:value="0.127893415363984" calcext:value-type="float">
            <text:p/>
          </table:table-cell>
          <table:table-cell table:formula="of:=[.D9]*([.D18]+1+[.$B$2])*[.$B$1]/[.$B$3]" office:value-type="float" office:value="-0.127893415363984" calcext:value-type="float">
            <text:p/>
          </table:table-cell>
          <table:table-cell table:formula="of:=[.E9]*([.E18]+1+[.$B$2])*[.$B$1]/[.$B$3]" office:value-type="float" office:value="0.127893415363984" calcext:value-type="float">
            <text:p/>
          </table:table-cell>
          <table:table-cell table:formula="of:=[.F9]*([.F18]+1+[.$B$2])*[.$B$1]/[.$B$3]" office:value-type="float" office:value="0" calcext:value-type="float">
            <text:p/>
          </table:table-cell>
          <table:table-cell table:formula="of:=[.G9]*([.G18]+1+[.$B$2])*[.$B$1]/[.$B$3]" office:value-type="float" office:value="0" calcext:value-type="float">
            <text:p/>
          </table:table-cell>
          <table:table-cell table:formula="of:=[.H9]*([.H18]+1+[.$B$2])*[.$B$1]/[.$B$3]" office:value-type="float" office:value="-0.12586112318952" calcext:value-type="float">
            <text:p/>
          </table:table-cell>
          <table:table-cell table:formula="of:=[.I9]*([.I18]+1+[.$B$2])*[.$B$1]/[.$B$3]" office:value-type="float" office:value="0.12586112318952" calcext:value-type="float">
            <text:p/>
          </table:table-cell>
          <table:table-cell table:formula="of:=[.J9]*([.J18]+1+[.$B$2])*[.$B$1]/[.$B$3]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table:formula="of:=-[.B10]*([.B18]+1+[.$B$2])/[.$B$3]" office:value-type="float" office:value="0.0959200615229879" calcext:value-type="float">
            <text:p/>
          </table:table-cell>
          <table:table-cell table:formula="of:=-[.C10]*([.C18]+1+[.$B$2])/[.$B$3]" office:value-type="float" office:value="0.0959200615229879" calcext:value-type="float">
            <text:p/>
          </table:table-cell>
          <table:table-cell table:formula="of:=-[.D10]*([.D18]+1+[.$B$2])/[.$B$3]" office:value-type="float" office:value="-0.0959200615229879" calcext:value-type="float">
            <text:p/>
          </table:table-cell>
          <table:table-cell table:formula="of:=-[.E10]*([.E18]+1+[.$B$2])/[.$B$3]" office:value-type="float" office:value="-0.0959200615229879" calcext:value-type="float">
            <text:p/>
          </table:table-cell>
          <table:table-cell table:formula="of:=-[.F10]*([.F18]+1+[.$B$2])/[.$B$3]" office:value-type="float" office:value="0.093910673114651" calcext:value-type="float">
            <text:p/>
          </table:table-cell>
          <table:table-cell table:formula="of:=-[.G10]*([.G18]+1+[.$B$2])/[.$B$3]" office:value-type="float" office:value="-0.093910673114651" calcext:value-type="float">
            <text:p/>
          </table:table-cell>
          <table:table-cell table:formula="of:=-[.H10]*([.H18]+1+[.$B$2])/[.$B$3]" office:value-type="float" office:value="-0" calcext:value-type="float">
            <text:p/>
          </table:table-cell>
          <table:table-cell table:formula="of:=-[.I10]*([.I18]+1+[.$B$2])/[.$B$3]" office:value-type="float" office:value="-0" calcext:value-type="float">
            <text:p/>
          </table:table-cell>
          <table:table-cell table:formula="of:=-[.J10]*([.J18]+1+[.$B$2])/[.$B$3]" office:value-type="float" office:value="-0" calcext:value-type="float">
            <text:p/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[.B21]*[.B21]+[.B20]*[.B20]+[.B18]*[.B18]" office:value-type="float" office:value="1.00408918142337" calcext:value-type="float">
            <text:p/>
          </table:table-cell>
          <table:table-cell table:formula="of:=[.C21]*[.C21]+[.C20]*[.C20]+[.C18]*[.C18]" office:value-type="float" office:value="1.00408918142337" calcext:value-type="float">
            <text:p/>
          </table:table-cell>
          <table:table-cell table:formula="of:=[.D21]*[.D21]+[.D20]*[.D20]+[.D18]*[.D18]" office:value-type="float" office:value="1.00408918142337" calcext:value-type="float">
            <text:p/>
          </table:table-cell>
          <table:table-cell table:formula="of:=[.E21]*[.E21]+[.E20]*[.E20]+[.E18]*[.E18]" office:value-type="float" office:value="1.00408918142337" calcext:value-type="float">
            <text:p/>
          </table:table-cell>
          <table:table-cell table:formula="of:=[.F21]*[.F21]+[.F20]*[.F20]+[.F18]*[.F18]" office:value-type="float" office:value="1" calcext:value-type="float">
            <text:p/>
          </table:table-cell>
          <table:table-cell table:formula="of:=[.G21]*[.G21]+[.G20]*[.G20]+[.G18]*[.G18]" office:value-type="float" office:value="1" calcext:value-type="float">
            <text:p/>
          </table:table-cell>
          <table:table-cell table:formula="of:=[.H21]*[.H21]+[.H20]*[.H20]+[.H18]*[.H18]" office:value-type="float" office:value="1.00396025558263" calcext:value-type="float">
            <text:p/>
          </table:table-cell>
          <table:table-cell table:formula="of:=[.I21]*[.I21]+[.I20]*[.I20]+[.I18]*[.I18]" office:value-type="float" office:value="1.00396025558263" calcext:value-type="float">
            <text:p/>
          </table:table-cell>
          <table:table-cell table:formula="of:=[.J21]*[.J21]+[.J20]*[.J20]+[.J18]*[.J18]" office:value-type="float" office:value="1" calcext:value-type="float">
            <text:p/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x'</text:p>
          </table:table-cell>
          <table:table-cell table:formula="of:=[.B20]" office:value-type="float" office:value="-0.127893415363984" calcext:value-type="float">
            <text:p/>
          </table:table-cell>
          <table:table-cell table:formula="of:=[.C20]" office:value-type="float" office:value="0.127893415363984" calcext:value-type="float">
            <text:p/>
          </table:table-cell>
          <table:table-cell table:formula="of:=[.D20]" office:value-type="float" office:value="-0.127893415363984" calcext:value-type="float">
            <text:p/>
          </table:table-cell>
          <table:table-cell table:formula="of:=[.E20]" office:value-type="float" office:value="0.127893415363984" calcext:value-type="float">
            <text:p/>
          </table:table-cell>
          <table:table-cell table:formula="of:=[.F20]" office:value-type="float" office:value="0" calcext:value-type="float">
            <text:p/>
          </table:table-cell>
          <table:table-cell table:formula="of:=[.G20]" office:value-type="float" office:value="0" calcext:value-type="float">
            <text:p/>
          </table:table-cell>
          <table:table-cell table:formula="of:=[.H20]" office:value-type="float" office:value="-0.12586112318952" calcext:value-type="float">
            <text:p/>
          </table:table-cell>
          <table:table-cell table:formula="of:=[.I20]" office:value-type="float" office:value="0.12586112318952" calcext:value-type="float">
            <text:p/>
          </table:table-cell>
          <table:table-cell table:formula="of:=[.J20]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ky'</text:p>
          </table:table-cell>
          <table:table-cell table:formula="of:=[.B21]*COS([.$B$4]/180*PI())+[.B18]*SIN([.$B$4]/180*PI())" office:value-type="float" office:value="-0.696120805098808" calcext:value-type="float">
            <text:p/>
          </table:table-cell>
          <table:table-cell table:formula="of:=[.C21]*COS([.$B$4]/180*PI())+[.C18]*SIN([.$B$4]/180*PI())" office:value-type="float" office:value="-0.696120805098808" calcext:value-type="float">
            <text:p/>
          </table:table-cell>
          <table:table-cell table:formula="of:=[.D21]*COS([.$B$4]/180*PI())+[.D18]*SIN([.$B$4]/180*PI())" office:value-type="float" office:value="-0.819433259233503" calcext:value-type="float">
            <text:p/>
          </table:table-cell>
          <table:table-cell table:formula="of:=[.E21]*COS([.$B$4]/180*PI())+[.E18]*SIN([.$B$4]/180*PI())" office:value-type="float" office:value="-0.819433259233503" calcext:value-type="float">
            <text:p/>
          </table:table-cell>
          <table:table-cell table:formula="of:=[.F21]*COS([.$B$4]/180*PI())+[.F18]*SIN([.$B$4]/180*PI())" office:value-type="float" office:value="-0.702294390132381" calcext:value-type="float">
            <text:p/>
          </table:table-cell>
          <table:table-cell table:formula="of:=[.G21]*COS([.$B$4]/180*PI())+[.G18]*SIN([.$B$4]/180*PI())" office:value-type="float" office:value="-0.823023624323222" calcext:value-type="float">
            <text:p/>
          </table:table-cell>
          <table:table-cell table:formula="of:=[.H21]*COS([.$B$4]/180*PI())+[.H18]*SIN([.$B$4]/180*PI())" office:value-type="float" office:value="-0.761480248405688" calcext:value-type="float">
            <text:p/>
          </table:table-cell>
          <table:table-cell table:formula="of:=[.I21]*COS([.$B$4]/180*PI())+[.I18]*SIN([.$B$4]/180*PI())" office:value-type="float" office:value="-0.761480248405688" calcext:value-type="float">
            <text:p/>
          </table:table-cell>
          <table:table-cell table:formula="of:=[.J21]*COS([.$B$4]/180*PI())+[.J18]*SIN([.$B$4]/180*PI())" office:value-type="float" office:value="-0.766044443118978" calcext:value-type="float">
            <text:p/>
          </table:table-cell>
        </table:table-row>
        <table:table-row table:style-name="ro1">
          <table:table-cell office:value-type="string" calcext:value-type="string">
            <text:p>kz'</text:p>
          </table:table-cell>
          <table:table-cell table:formula="of:=-[.B21]*SIN([.$B$4]/180*PI())+[.B18]*COS([.$B$4]/180*PI())" office:value-type="float" office:value="-0.709329458318551" calcext:value-type="float">
            <text:p/>
          </table:table-cell>
          <table:table-cell table:formula="of:=-[.C21]*SIN([.$B$4]/180*PI())+[.C18]*COS([.$B$4]/180*PI())" office:value-type="float" office:value="-0.709329458318551" calcext:value-type="float">
            <text:p/>
          </table:table-cell>
          <table:table-cell table:formula="of:=-[.D21]*SIN([.$B$4]/180*PI())+[.D18]*COS([.$B$4]/180*PI())" office:value-type="float" office:value="-0.56237139809192" calcext:value-type="float">
            <text:p/>
          </table:table-cell>
          <table:table-cell table:formula="of:=-[.E21]*SIN([.$B$4]/180*PI())+[.E18]*COS([.$B$4]/180*PI())" office:value-type="float" office:value="-0.56237139809192" calcext:value-type="float">
            <text:p/>
          </table:table-cell>
          <table:table-cell table:formula="of:=-[.F21]*SIN([.$B$4]/180*PI())+[.F18]*COS([.$B$4]/180*PI())" office:value-type="float" office:value="-0.71188664096792" calcext:value-type="float">
            <text:p/>
          </table:table-cell>
          <table:table-cell table:formula="of:=-[.G21]*SIN([.$B$4]/180*PI())+[.G18]*COS([.$B$4]/180*PI())" office:value-type="float" office:value="-0.568007142389837" calcext:value-type="float">
            <text:p/>
          </table:table-cell>
          <table:table-cell table:formula="of:=-[.H21]*SIN([.$B$4]/180*PI())+[.H18]*COS([.$B$4]/180*PI())" office:value-type="float" office:value="-0.638957795585996" calcext:value-type="float">
            <text:p/>
          </table:table-cell>
          <table:table-cell table:formula="of:=-[.I21]*SIN([.$B$4]/180*PI())+[.I18]*COS([.$B$4]/180*PI())" office:value-type="float" office:value="-0.638957795585996" calcext:value-type="float">
            <text:p/>
          </table:table-cell>
          <table:table-cell table:formula="of:=-[.J21]*SIN([.$B$4]/180*PI())+[.J18]*COS([.$B$4]/180*PI())" office:value-type="float" office:value="-0.642787609686539" calcext:value-type="float">
            <text:p/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sy</text:p>
          </table:table-cell>
          <table:table-cell table:formula="of:=-90+ACOS([.B26])/PI()*180" office:value-type="float" office:value="44.1165983098791" calcext:value-type="float">
            <text:p/>
          </table:table-cell>
          <table:table-cell table:formula="of:=-90+ACOS([.C26])/PI()*180" office:value-type="float" office:value="44.1165983098791" calcext:value-type="float">
            <text:p/>
          </table:table-cell>
          <table:table-cell table:formula="of:=-90+ACOS([.D26])/PI()*180" office:value-type="float" office:value="55.0281010062008" calcext:value-type="float">
            <text:p/>
          </table:table-cell>
          <table:table-cell table:formula="of:=-90+ACOS([.E26])/PI()*180" office:value-type="float" office:value="55.0281010062008" calcext:value-type="float">
            <text:p/>
          </table:table-cell>
          <table:table-cell table:formula="of:=-90+ACOS([.F26])/PI()*180" office:value-type="float" office:value="44.6113743230166" calcext:value-type="float">
            <text:p/>
          </table:table-cell>
          <table:table-cell table:formula="of:=-90+ACOS([.G26])/PI()*180" office:value-type="float" office:value="55.3886256769834" calcext:value-type="float">
            <text:p/>
          </table:table-cell>
          <table:table-cell table:formula="of:=-90+ACOS([.H26])/PI()*180" office:value-type="float" office:value="49.5948676655083" calcext:value-type="float">
            <text:p/>
          </table:table-cell>
          <table:table-cell table:formula="of:=-90+ACOS([.I26])/PI()*180" office:value-type="float" office:value="49.5948676655083" calcext:value-type="float">
            <text:p/>
          </table:table-cell>
          <table:table-cell table:formula="of:=-90+ACOS([.J26])/PI()*180" office:value-type="float" office:value="50" calcext:value-type="float">
            <text:p/>
          </table:table-cell>
        </table:table-row>
        <table:table-row table:style-name="ro1">
          <table:table-cell office:value-type="string" calcext:value-type="string">
            <text:p>gsxo</text:p>
          </table:table-cell>
          <table:table-cell table:formula="of:=ATAN(-[.B25]/[.B27])/PI()*180" office:value-type="float" office:value="-10.2207249454282" calcext:value-type="float">
            <text:p/>
          </table:table-cell>
          <table:table-cell table:formula="of:=ATAN(-[.C25]/[.C27])/PI()*180" office:value-type="float" office:value="10.2207249454282" calcext:value-type="float">
            <text:p/>
          </table:table-cell>
          <table:table-cell table:formula="of:=ATAN(-[.D25]/[.D27])/PI()*180" office:value-type="float" office:value="-12.8121840742336" calcext:value-type="float">
            <text:p/>
          </table:table-cell>
          <table:table-cell table:formula="of:=ATAN(-[.E25]/[.E27])/PI()*180" office:value-type="float" office:value="12.8121840742336" calcext:value-type="float">
            <text:p/>
          </table:table-cell>
          <table:table-cell table:formula="of:=ATAN(-[.F25]/[.F27])/PI()*180" office:value-type="float" office:value="0" calcext:value-type="float">
            <text:p/>
          </table:table-cell>
          <table:table-cell table:formula="of:=ATAN(-[.G25]/[.G27])/PI()*180" office:value-type="float" office:value="0" calcext:value-type="float">
            <text:p/>
          </table:table-cell>
          <table:table-cell table:formula="of:=ATAN(-[.H25]/[.H27])/PI()*180" office:value-type="float" office:value="-11.1433905072253" calcext:value-type="float">
            <text:p/>
          </table:table-cell>
          <table:table-cell table:formula="of:=ATAN(-[.I25]/[.I27])/PI()*180" office:value-type="float" office:value="11.1433905072253" calcext:value-type="float">
            <text:p/>
          </table:table-cell>
          <table:table-cell table:formula="of:=ATAN(-[.J25]/[.J27])/PI()*180" office:value-type="float" office:value="0" calcext:value-type="float">
            <text:p/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sxo</text:p>
          </table:table-cell>
          <table:table-cell table:formula="of:=ATAN([.B1]/([.B7]*[.B3]/(1+(1+[.B2])/[.B18])+ABS([.B6])))/PI()*180" office:value-type="float" office:value="-12.8121840742336" calcext:value-type="float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gw</text:p>
          </table:table-cell>
          <table:table-cell table:formula="of:=2*ATAN([.B1]/([.B7]*[.B3]/(1+(1+[.B2])/[.B18])))/PI()*180" office:value-type="float" office:value="-22.7451806412651" calcext:value-type="float">
            <text:p/>
          </table:table-cell>
          <table:table-cell table:number-columns-repeated="8"/>
        </table:table-row>
      </table:table>
      <table:table table:name="Tabelle2" table:style-name="ta1"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crh</text:p>
          </table:table-cell>
          <table:table-cell table:number-columns-repeated="5"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sdlrat</text:p>
          </table:table-cell>
          <table:table-cell table:formula="of:=1/0.75" office:value-type="float" office:value="1.33333333333333" calcext:value-type="float">
            <text:p/>
          </table:table-cell>
          <table:table-cell table:formula="of:=1/0.75" office:value-type="float" office:value="1.33333333333333" calcext:value-type="float">
            <text:p/>
          </table:table-cell>
          <table:table-cell table:formula="of:=1/0.75" office:value-type="float" office:value="1.33333333333333" calcext:value-type="float">
            <text:p/>
          </table:table-cell>
          <table:table-cell table:formula="of:=1/0.75" office:value-type="float" office:value="1.33333333333333" calcext:value-type="float">
            <text:p/>
          </table:table-cell>
          <table:table-cell table:formula="of:=1/0.75" office:value-type="float" office:value="1.33333333333333" calcext:value-type="float">
            <text:p/>
          </table:table-cell>
        </table:table-row>
        <table:table-row table:style-name="ro1">
          <table:table-cell table:style-name="ce1" office:value-type="string" calcext:value-type="string">
            <text:p>iz</text:p>
          </table:table-cell>
          <table:table-cell table:number-columns-repeated="5" table:style-name="ce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v</text:p>
          </table:table-cell>
          <table:table-cell table:number-columns-repeated="5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gy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51" calcext:value-type="float">
            <text:p>-5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t</text:p>
          </table:table-cell>
          <table:table-cell table:formula="of:=1/TAN([.B4]/360*PI())" office:value-type="float" office:value="3.17159480236321" calcext:value-type="float">
            <text:p/>
          </table:table-cell>
          <table:table-cell table:formula="of:=1/TAN([.C4]/360*PI())" office:value-type="float" office:value="3.17159480236321" calcext:value-type="float">
            <text:p/>
          </table:table-cell>
          <table:table-cell table:formula="of:=1/TAN([.D4]/360*PI())" office:value-type="float" office:value="3.17159480236321" calcext:value-type="float">
            <text:p/>
          </table:table-cell>
          <table:table-cell table:formula="of:=1/TAN([.E4]/360*PI())" office:value-type="float" office:value="3.17159480236321" calcext:value-type="float">
            <text:p/>
          </table:table-cell>
          <table:table-cell table:formula="of:=1/TAN([.F4]/360*PI())" office:value-type="float" office:value="3.17159480236321" calcext:value-type="float">
            <text:p/>
          </table:table-cell>
        </table:table-row>
        <table:table-row table:style-name="ro1">
          <table:table-cell office:value-type="string" calcext:value-type="string">
            <text:p>ds</text:p>
          </table:table-cell>
          <table:table-cell table:formula="of:=2^(-[.B3]-8)*PI()*[.B1]*[.B7]*SIN((90-[.B5])/180*PI())" office:value-type="float" office:value="0.293927793702698" calcext:value-type="float">
            <text:p/>
          </table:table-cell>
          <table:table-cell table:formula="of:=2^(-[.C3]-8)*PI()*[.C1]*[.C7]*SIN((90-[.C5])/180*PI())" office:value-type="float" office:value="0.46705588740318" calcext:value-type="float">
            <text:p/>
          </table:table-cell>
          <table:table-cell table:formula="of:=2^(-[.D3]-8)*PI()*[.D1]*[.D7]*SIN((90-[.D5])/180*PI())" office:value-type="float" office:value="0.293927793702698" calcext:value-type="float">
            <text:p/>
          </table:table-cell>
          <table:table-cell table:formula="of:=2^(-[.E3]-8)*PI()*[.E1]*[.E7]*SIN((90-[.E5])/180*PI())" office:value-type="float" office:value="0.00815124917588642" calcext:value-type="float">
            <text:p/>
          </table:table-cell>
          <table:table-cell table:formula="of:=2^(-[.F3]-8)*PI()*[.F1]*[.F7]*SIN((90-[.F5])/180*PI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sgy</text:p>
          </table:table-cell>
          <table:table-cell table:formula="of:=SIN([.B5]/180*PI())" office:value-type="float" office:value="0.777145961456971" calcext:value-type="float">
            <text:p/>
          </table:table-cell>
          <table:table-cell table:formula="of:=SIN([.C5]/180*PI())" office:value-type="float" office:value="0" calcext:value-type="float">
            <text:p/>
          </table:table-cell>
          <table:table-cell table:formula="of:=SIN([.D5]/180*PI())" office:value-type="float" office:value="-0.777145961456971" calcext:value-type="float">
            <text:p/>
          </table:table-cell>
          <table:table-cell table:formula="of:=SIN([.E5]/180*PI())" office:value-type="float" office:value="0.999847695156391" calcext:value-type="float">
            <text:p/>
          </table:table-cell>
          <table:table-cell table:formula="of:=SIN([.F5]/180*PI())" office:value-type="float" office:value="1" calcext:value-type="float">
            <text:p/>
          </table:table-cell>
        </table:table-row>
        <table:table-row table:style-name="ro1">
          <table:table-cell office:value-type="string" calcext:value-type="string">
            <text:p>cgy</text:p>
          </table:table-cell>
          <table:table-cell table:formula="of:=COS([.B5]/180*PI())" office:value-type="float" office:value="0.629320391049837" calcext:value-type="float">
            <text:p/>
          </table:table-cell>
          <table:table-cell table:formula="of:=COS([.C5]/180*PI())" office:value-type="float" office:value="1" calcext:value-type="float">
            <text:p/>
          </table:table-cell>
          <table:table-cell table:formula="of:=COS([.D5]/180*PI())" office:value-type="float" office:value="0.629320391049837" calcext:value-type="float">
            <text:p/>
          </table:table-cell>
          <table:table-cell table:formula="of:=COS([.E5]/180*PI())" office:value-type="float" office:value="0.0174524064372836" calcext:value-type="float">
            <text:p/>
          </table:table-cell>
          <table:table-cell table:formula="of:=COS([.F5]/180*PI())" office:value-type="float" office:value="6.12323399573677E-017" calcext:value-type="float">
            <text:p/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rc1s</text:p>
          </table:table-cell>
          <table:table-cell table:formula="of:=(1+[.B2]^2)/[.B7]^2" office:value-type="float" office:value="0.276148128523761" calcext:value-type="float">
            <text:p/>
          </table:table-cell>
          <table:table-cell table:formula="of:=(1+[.C2]^2)/[.C7]^2" office:value-type="float" office:value="0.276148128523761" calcext:value-type="float">
            <text:p/>
          </table:table-cell>
          <table:table-cell table:formula="of:=(1+[.D2]^2)/[.D7]^2" office:value-type="float" office:value="0.276148128523761" calcext:value-type="float">
            <text:p/>
          </table:table-cell>
          <table:table-cell table:formula="of:=(1+[.E2]^2)/[.E7]^2" office:value-type="float" office:value="0.276148128523761" calcext:value-type="float">
            <text:p/>
          </table:table-cell>
          <table:table-cell table:formula="of:=(1+[.F2]^2)/[.F7]^2" office:value-type="float" office:value="0.276148128523761" calcext:value-type="float">
            <text:p/>
          </table:table-cell>
        </table:table-row>
        <table:table-row table:style-name="ro1">
          <table:table-cell office:value-type="string" calcext:value-type="string">
            <text:p>srcs</text:p>
          </table:table-cell>
          <table:table-cell table:formula="of:=[.B2]^2/[.B7]^2" office:value-type="float" office:value="0.176734802255207" calcext:value-type="float">
            <text:p/>
          </table:table-cell>
          <table:table-cell table:formula="of:=[.C2]^2/[.C7]^2" office:value-type="float" office:value="0.176734802255207" calcext:value-type="float">
            <text:p/>
          </table:table-cell>
          <table:table-cell table:formula="of:=[.D2]^2/[.D7]^2" office:value-type="float" office:value="0.176734802255207" calcext:value-type="float">
            <text:p/>
          </table:table-cell>
          <table:table-cell table:formula="of:=[.E2]^2/[.E7]^2" office:value-type="float" office:value="0.176734802255207" calcext:value-type="float">
            <text:p/>
          </table:table-cell>
          <table:table-cell table:formula="of:=[.F2]^2/[.F7]^2" office:value-type="float" office:value="0.176734802255207" calcext:value-type="float">
            <text:p/>
          </table:table-cell>
        </table:table-row>
        <table:table-row table:style-name="ro1">
          <table:table-cell office:value-type="string" calcext:value-type="string">
            <text:p>src1</text:p>
          </table:table-cell>
          <table:table-cell table:formula="of:=1/[.B7]^2" office:value-type="float" office:value="0.0994133262685538" calcext:value-type="float">
            <text:p/>
          </table:table-cell>
          <table:table-cell table:formula="of:=1/[.C7]^2" office:value-type="float" office:value="0.0994133262685538" calcext:value-type="float">
            <text:p/>
          </table:table-cell>
          <table:table-cell table:formula="of:=1/[.D7]^2" office:value-type="float" office:value="0.0994133262685538" calcext:value-type="float">
            <text:p/>
          </table:table-cell>
          <table:table-cell table:formula="of:=1/[.E7]^2" office:value-type="float" office:value="0.0994133262685538" calcext:value-type="float">
            <text:p/>
          </table:table-cell>
          <table:table-cell table:formula="of:=1/[.F7]^2" office:value-type="float" office:value="0.0994133262685538" calcext:value-type="float">
            <text:p/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ad1s</text:p>
          </table:table-cell>
          <table:table-cell table:formula="of:=1-[.B$8]*(2+[.B$8])*[.B12]" office:value-type="float" office:value="0.813807363123631" calcext:value-type="float">
            <text:p/>
          </table:table-cell>
          <table:table-cell table:formula="of:=1-[.C$8]*(2+[.C$8])*[.C12]" office:value-type="float" office:value="0.681807496880598" calcext:value-type="float">
            <text:p/>
          </table:table-cell>
          <table:table-cell table:formula="of:=1-[.D$8]*(2+[.D$8])*[.D12]" office:value-type="float" office:value="0.813807363123631" calcext:value-type="float">
            <text:p/>
          </table:table-cell>
          <table:table-cell table:formula="of:=1-[.E$8]*(2+[.E$8])*[.E12]" office:value-type="float" office:value="0.99547974751759" calcext:value-type="float">
            <text:p/>
          </table:table-cell>
          <table:table-cell table:formula="of:=1-[.F$8]*(2+[.F$8])*[.F12]" office:value-type="float" office:value="1" calcext:value-type="float">
            <text:p/>
          </table:table-cell>
        </table:table-row>
        <table:table-row table:style-name="ro1">
          <table:table-cell office:value-type="string" calcext:value-type="string">
            <text:p>rads</text:p>
          </table:table-cell>
          <table:table-cell table:formula="of:=1-[.B$8]*(2+[.B$8])*[.B13]" office:value-type="float" office:value="0.880836712399124" calcext:value-type="float">
            <text:p/>
          </table:table-cell>
          <table:table-cell table:formula="of:=1-[.C$8]*(2+[.C$8])*[.C13]" office:value-type="float" office:value="0.796356798003582" calcext:value-type="float">
            <text:p/>
          </table:table-cell>
          <table:table-cell table:formula="of:=1-[.D$8]*(2+[.D$8])*[.D13]" office:value-type="float" office:value="0.880836712399124" calcext:value-type="float">
            <text:p/>
          </table:table-cell>
          <table:table-cell table:formula="of:=1-[.E$8]*(2+[.E$8])*[.E13]" office:value-type="float" office:value="0.997107038411257" calcext:value-type="float">
            <text:p/>
          </table:table-cell>
          <table:table-cell table:formula="of:=1-[.F$8]*(2+[.F$8])*[.F13]" office:value-type="float" office:value="1" calcext:value-type="float">
            <text:p/>
          </table:table-cell>
        </table:table-row>
        <table:table-row table:style-name="ro1">
          <table:table-cell office:value-type="string" calcext:value-type="string">
            <text:p>rad1</text:p>
          </table:table-cell>
          <table:table-cell table:formula="of:=1-[.B$8]*(2+[.B$8])*[.B14]" office:value-type="float" office:value="0.932970650724507" calcext:value-type="float">
            <text:p/>
          </table:table-cell>
          <table:table-cell table:formula="of:=1-[.C$8]*(2+[.C$8])*[.C14]" office:value-type="float" office:value="0.885450698877015" calcext:value-type="float">
            <text:p/>
          </table:table-cell>
          <table:table-cell table:formula="of:=1-[.D$8]*(2+[.D$8])*[.D14]" office:value-type="float" office:value="0.932970650724507" calcext:value-type="float">
            <text:p/>
          </table:table-cell>
          <table:table-cell table:formula="of:=1-[.E$8]*(2+[.E$8])*[.E14]" office:value-type="float" office:value="0.998372709106332" calcext:value-type="float">
            <text:p/>
          </table:table-cell>
          <table:table-cell table:formula="of:=1-[.F$8]*(2+[.F$8])*[.F14]" office:value-type="float" office:value="1" calcext:value-type="float">
            <text:p/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z1s</text:p>
          </table:table-cell>
          <table:table-cell table:formula="of:=(-(1+[.B$8])*[.B12]-SQRT([.B16]))/(1+[.B12])" office:value-type="float" office:value="-0.986898332949512" calcext:value-type="float">
            <text:p/>
          </table:table-cell>
          <table:table-cell table:formula="of:=(-(1+[.C$8])*[.C12]-SQRT([.C16]))/(1+[.C12])" office:value-type="float" office:value="-0.964497039178666" calcext:value-type="float">
            <text:p/>
          </table:table-cell>
          <table:table-cell table:formula="of:=(-(1+[.D$8])*[.D12]-SQRT([.D16]))/(1+[.D12])" office:value-type="float" office:value="-0.986898332949512" calcext:value-type="float">
            <text:p/>
          </table:table-cell>
          <table:table-cell table:formula="of:=(-(1+[.E$8])*[.E12]-SQRT([.E16]))/(1+[.E12])" office:value-type="float" office:value="-0.999990805212875" calcext:value-type="float">
            <text:p/>
          </table:table-cell>
          <table:table-cell table:formula="of:=(-(1+[.F$8])*[.F12]-SQRT([.F16]))/(1+[.F12])" office:value-type="float" office:value="-1" calcext:value-type="float">
            <text:p/>
          </table:table-cell>
        </table:table-row>
        <table:table-row table:style-name="ro1">
          <table:table-cell office:value-type="string" calcext:value-type="string">
            <text:p>kzs</text:p>
          </table:table-cell>
          <table:table-cell table:formula="of:=(-(1+[.B$8])*[.B13]-SQRT([.B17]))/(1+[.B13])" office:value-type="float" office:value="-0.991906660472613" calcext:value-type="float">
            <text:p/>
          </table:table-cell>
          <table:table-cell table:formula="of:=(-(1+[.C$8])*[.C13]-SQRT([.C17]))/(1+[.C13])" office:value-type="float" office:value="-0.978698076356532" calcext:value-type="float">
            <text:p/>
          </table:table-cell>
          <table:table-cell table:formula="of:=(-(1+[.D$8])*[.D13]-SQRT([.D17]))/(1+[.D13])" office:value-type="float" office:value="-0.991906660472613" calcext:value-type="float">
            <text:p/>
          </table:table-cell>
          <table:table-cell table:formula="of:=(-(1+[.E$8])*[.E13]-SQRT([.E17]))/(1+[.E13])" office:value-type="float" office:value="-0.999994120125918" calcext:value-type="float">
            <text:p/>
          </table:table-cell>
          <table:table-cell table:formula="of:=(-(1+[.F$8])*[.F13]-SQRT([.F17]))/(1+[.F13])" office:value-type="float" office:value="-1" calcext:value-type="float">
            <text:p/>
          </table:table-cell>
        </table:table-row>
        <table:table-row table:style-name="ro1">
          <table:table-cell office:value-type="string" calcext:value-type="string">
            <text:p>kz1</text:p>
          </table:table-cell>
          <table:table-cell table:formula="of:=(-(1+[.B$8])*[.B14]-SQRT([.B18]))/(1+[.B14])" office:value-type="float" office:value="-0.995565269702403" calcext:value-type="float">
            <text:p/>
          </table:table-cell>
          <table:table-cell table:formula="of:=(-(1+[.C$8])*[.C14]-SQRT([.C18]))/(1+[.C14])" office:value-type="float" office:value="-0.988553421167978" calcext:value-type="float">
            <text:p/>
          </table:table-cell>
          <table:table-cell table:formula="of:=(-(1+[.D$8])*[.D14]-SQRT([.D18]))/(1+[.D14])" office:value-type="float" office:value="-0.995565269702403" calcext:value-type="float">
            <text:p/>
          </table:table-cell>
          <table:table-cell table:formula="of:=(-(1+[.E$8])*[.E14]-SQRT([.E18]))/(1+[.E14])" office:value-type="float" office:value="-0.999996694662523" calcext:value-type="float">
            <text:p/>
          </table:table-cell>
          <table:table-cell table:formula="of:=(-(1+[.F$8])*[.F14]-SQRT([.F18]))/(1+[.F14])" office:value-type="float" office:value="-1" calcext:value-type="float">
            <text:p/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sxo(sy=1)</text:p>
          </table:table-cell>
          <table:table-cell table:formula="of:=ATAN([.B2]/(-[.B7]*[.B10]/(1+(1+[.B8])/[.B20])-[.B9]))/PI()*180" office:value-type="float" office:value="13.3042657028393" calcext:value-type="float">
            <text:p/>
          </table:table-cell>
          <table:table-cell table:formula="of:=ATAN([.C2]/(-[.C7]*[.C10]/(1+(1+[.C8])/[.C20])-[.C9]))/PI()*180" office:value-type="float" office:value="12.3555950075826" calcext:value-type="float">
            <text:p/>
          </table:table-cell>
          <table:table-cell table:formula="of:=ATAN([.D2]/(-[.D7]*[.D10]/(1+(1+[.D8])/[.D20])-[.D9]))/PI()*180" office:value-type="float" office:value="10.5017258541615" calcext:value-type="float">
            <text:p/>
          </table:table-cell>
          <table:table-cell table:formula="of:=ATAN([.E2]/(-[.E7]*[.E10]/(1+(1+[.E8])/[.E20])-[.E9]))/PI()*180" office:value-type="float" office:value="12.9831726259761" calcext:value-type="float">
            <text:p/>
          </table:table-cell>
          <table:table-cell table:formula="of:=ATAN([.F2]/(-[.F7]*[.F10]/(1+(1+[.F8])/[.F20])-[.F9]))/PI()*180" office:value-type="string" office:string-value="" calcext:value-type="error">
            <text:p/>
          </table:table-cell>
        </table:table-row>
        <table:table-row table:style-name="ro1">
          <table:table-cell office:value-type="string" calcext:value-type="string">
            <text:p>gsxo(sy=0)</text:p>
          </table:table-cell>
          <table:table-cell table:formula="of:=ATAN([.B2]/(-[.B7]*[.B10]/(1+(1+[.B8])/[.B21])))/PI()*180" office:value-type="float" office:value="11.4972465623508" calcext:value-type="float">
            <text:p/>
          </table:table-cell>
          <table:table-cell table:formula="of:=ATAN([.C2]/(-[.C7]*[.C10]/(1+(1+[.C8])/[.C21])))/PI()*180" office:value-type="float" office:value="11.8473443859709" calcext:value-type="float">
            <text:p/>
          </table:table-cell>
          <table:table-cell table:formula="of:=ATAN([.D2]/(-[.D7]*[.D10]/(1+(1+[.D8])/[.D21])))/PI()*180" office:value-type="float" office:value="11.4972465623508" calcext:value-type="float">
            <text:p/>
          </table:table-cell>
          <table:table-cell table:formula="of:=ATAN([.E2]/(-[.E7]*[.E10]/(1+(1+[.E8])/[.E21])))/PI()*180" office:value-type="float" office:value="11.1165579982933" calcext:value-type="float">
            <text:p/>
          </table:table-cell>
          <table:table-cell table:formula="of:=ATAN([.F2]/(-[.F7]*[.F10]/(1+(1+[.F8])/[.F21])))/PI()*180" office:value-type="string" office:string-value="" calcext:value-type="error">
            <text:p/>
          </table:table-cell>
        </table:table-row>
        <table:table-row table:style-name="ro1">
          <table:table-cell office:value-type="string" calcext:value-type="string">
            <text:p>gsxo(sy=-1)</text:p>
          </table:table-cell>
          <table:table-cell table:formula="of:=ATAN([.B2]/(-[.B7]*[.B10]/(1+(1+[.B8])/[.B20])+[.B9]))/PI()*180" office:value-type="float" office:value="10.5017258541615" calcext:value-type="float">
            <text:p/>
          </table:table-cell>
          <table:table-cell table:formula="of:=ATAN([.C2]/(-[.C7]*[.C10]/(1+(1+[.C8])/[.C20])+[.C9]))/PI()*180" office:value-type="float" office:value="12.3555950075826" calcext:value-type="float">
            <text:p/>
          </table:table-cell>
          <table:table-cell table:formula="of:=ATAN([.D2]/(-[.D7]*[.D10]/(1+(1+[.D8])/[.D20])+[.D9]))/PI()*180" office:value-type="float" office:value="13.3042657028393" calcext:value-type="float">
            <text:p/>
          </table:table-cell>
          <table:table-cell table:formula="of:=ATAN([.E2]/(-[.E7]*[.E10]/(1+(1+[.E8])/[.E20])+[.E9]))/PI()*180" office:value-type="float" office:value="9.72148869117745" calcext:value-type="float">
            <text:p/>
          </table:table-cell>
          <table:table-cell table:formula="of:=ATAN([.F2]/(-[.F7]*[.F10]/(1+(1+[.F8])/[.F20])+[.F9]))/PI()*180" office:value-type="string" office:string-value="" calcext:value-type="error">
            <text:p/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gsxo</text:p>
          </table:table-cell>
          <table:table-cell table:style-name="ce1" table:formula="of:=ATAN([.B2]/(-[.B7]*[.B10]/(1+(1+[.B8])/[.B20])-ABS([.B9])))/PI()*180" office:value-type="float" office:value="13.3042657028393" calcext:value-type="float">
            <text:p/>
          </table:table-cell>
          <table:table-cell table:style-name="ce1" table:formula="of:=ATAN([.C2]/(-[.C7]*[.C10]/(1+(1+[.C8])/[.C20])-ABS([.C9])))/PI()*180" office:value-type="float" office:value="12.3555950075826" calcext:value-type="float">
            <text:p/>
          </table:table-cell>
          <table:table-cell table:style-name="ce1" table:formula="of:=ATAN([.D2]/(-[.D7]*[.D10]/(1+(1+[.D8])/[.D20])-ABS([.D9])))/PI()*180" office:value-type="float" office:value="13.3042657028393" calcext:value-type="float">
            <text:p/>
          </table:table-cell>
          <table:table-cell table:style-name="ce1" table:formula="of:=ATAN([.E2]/(-[.E7]*[.E10]/(1+(1+[.E8])/[.E20])-ABS([.E9])))/PI()*180" office:value-type="float" office:value="12.9831726259761" calcext:value-type="float">
            <text:p/>
          </table:table-cell>
          <table:table-cell table:style-name="ce1" table:formula="of:=ATAN([.F2]/(-[.F7]*[.F10]/(1+(1+[.F8])/[.F20])-ABS([.F9])))/PI()*180" office:value-type="string" office:string-value="" calcext:value-type="error">
            <text:p/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sy(sy=-1,sx=1)</text:p>
          </table:table-cell>
          <table:table-cell table:formula="of:=-90+ACOS(([.B20]+1+[.B8])/[.B7]*[.B10]+[.B20]*[.B9])/PI()*180" office:value-type="float" office:value="44.9137915503402" calcext:value-type="float">
            <text:p/>
          </table:table-cell>
          <table:table-cell table:formula="of:=-90+ACOS(([.C20]+1+[.C8])/[.C7]*[.C10]+[.C20]*[.C9])/PI()*180" office:value-type="float" office:value="-9.11729967994013" calcext:value-type="float">
            <text:p/>
          </table:table-cell>
          <table:table-cell table:formula="of:=-90+ACOS(([.D20]+1+[.D8])/[.D7]*[.D10]+[.D20]*[.D9])/PI()*180" office:value-type="float" office:value="-55.8821931195603" calcext:value-type="float">
            <text:p/>
          </table:table-cell>
          <table:table-cell table:formula="of:=-90+ACOS(([.E20]+1+[.E8])/[.E7]*[.E10]+[.E20]*[.E9])/PI()*180" office:value-type="float" office:value="88.8358659631814" calcext:value-type="float">
            <text:p/>
          </table:table-cell>
          <table:table-cell table:formula="of:=-90+ACOS(([.F20]+1+[.F8])/[.F7]*[.F10]+[.F20]*[.F9])/PI()*180" office:value-type="float" office:value="90" calcext:value-type="float">
            <text:p/>
          </table:table-cell>
        </table:table-row>
        <table:table-row table:style-name="ro1">
          <table:table-cell office:value-type="string" calcext:value-type="string">
            <text:p>gsy(sy=-1,sx=0)</text:p>
          </table:table-cell>
          <table:table-cell table:formula="of:=-90+ACOS(([.B22]+1+[.B8])/[.B7]*[.B10]+[.B22]*[.B9])/PI()*180" office:value-type="float" office:value="45.602012611073" calcext:value-type="float">
            <text:p/>
          </table:table-cell>
          <table:table-cell table:formula="of:=-90+ACOS(([.C22]+1+[.C8])/[.C7]*[.C10]+[.C22]*[.C9])/PI()*180" office:value-type="float" office:value="-8.677420023645" calcext:value-type="float">
            <text:p/>
          </table:table-cell>
          <table:table-cell table:formula="of:=-90+ACOS(([.D22]+1+[.D8])/[.D7]*[.D10]+[.D22]*[.D9])/PI()*180" office:value-type="float" office:value="-56.397987388927" calcext:value-type="float">
            <text:p/>
          </table:table-cell>
          <table:table-cell table:formula="of:=-90+ACOS(([.E22]+1+[.E8])/[.E7]*[.E10]+[.E22]*[.E9])/PI()*180" office:value-type="float" office:value="88.8526854464981" calcext:value-type="float">
            <text:p/>
          </table:table-cell>
          <table:table-cell table:formula="of:=-90+ACOS(([.F22]+1+[.F8])/[.F7]*[.F10]+[.F22]*[.F9])/PI()*180" office:value-type="float" office:value="90" calcext:value-type="float">
            <text:p/>
          </table:table-cell>
        </table:table-row>
        <table:table-row table:style-name="ro1">
          <table:table-cell office:value-type="string" calcext:value-type="string">
            <text:p>gsy(sy=1,sx=1)</text:p>
          </table:table-cell>
          <table:table-cell table:formula="of:=-90+ACOS(-([.B20]+1+[.B8])/[.B7]*[.B10]+[.B20]*[.B9])/PI()*180" office:value-type="float" office:value="55.8821931195603" calcext:value-type="float">
            <text:p/>
          </table:table-cell>
          <table:table-cell table:formula="of:=-90+ACOS(-([.C20]+1+[.C8])/[.C7]*[.C10]+[.C20]*[.C9])/PI()*180" office:value-type="float" office:value="9.11729967994012" calcext:value-type="float">
            <text:p/>
          </table:table-cell>
          <table:table-cell table:formula="of:=-90+ACOS(-([.D20]+1+[.D8])/[.D7]*[.D10]+[.D20]*[.D9])/PI()*180" office:value-type="float" office:value="-44.9137915503402" calcext:value-type="float">
            <text:p/>
          </table:table-cell>
          <table:table-cell table:formula="of:=-90+ACOS(-([.E20]+1+[.E8])/[.E7]*[.E10]+[.E20]*[.E9])/PI()*180" office:value-type="float" office:value="89.1250582275417" calcext:value-type="float">
            <text:p/>
          </table:table-cell>
          <table:table-cell table:formula="of:=-90+ACOS(-([.F20]+1+[.F8])/[.F7]*[.F10]+[.F20]*[.F9])/PI()*180" office:value-type="float" office:value="90" calcext:value-type="float">
            <text:p/>
          </table:table-cell>
        </table:table-row>
        <table:table-row table:style-name="ro1">
          <table:table-cell office:value-type="string" calcext:value-type="string">
            <text:p>gsy(sy=1,sx=0)</text:p>
          </table:table-cell>
          <table:table-cell table:formula="of:=-90+ACOS(-([.B22]+1+[.B8])/[.B7]*[.B10]+[.B22]*[.B9])/PI()*180" office:value-type="float" office:value="56.3979873889271" calcext:value-type="float">
            <text:p/>
          </table:table-cell>
          <table:table-cell table:formula="of:=-90+ACOS(-([.C22]+1+[.C8])/[.C7]*[.C10]+[.C22]*[.C9])/PI()*180" office:value-type="float" office:value="8.677420023645" calcext:value-type="float">
            <text:p/>
          </table:table-cell>
          <table:table-cell table:formula="of:=-90+ACOS(-([.D22]+1+[.D8])/[.D7]*[.D10]+[.D22]*[.D9])/PI()*180" office:value-type="float" office:value="-45.602012611073" calcext:value-type="float">
            <text:p/>
          </table:table-cell>
          <table:table-cell table:formula="of:=-90+ACOS(-([.E22]+1+[.E8])/[.E7]*[.E10]+[.E22]*[.E9])/PI()*180" office:value-type="float" office:value="89.1473145535031" calcext:value-type="float">
            <text:p/>
          </table:table-cell>
          <table:table-cell table:formula="of:=-90+ACOS(-([.F22]+1+[.F8])/[.F7]*[.F10]+[.F22]*[.F9])/PI()*180" office:value-type="float" office:value="90" calcext:value-type="float">
            <text:p/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gsy0</text:p>
          </table:table-cell>
          <table:table-cell table:style-name="ce1" table:formula="of:=IF([.B5]&lt;-[.B4]/2;[.B31];[.B30])" office:value-type="float" office:value="44.9137915503402" calcext:value-type="float">
            <text:p/>
          </table:table-cell>
          <table:table-cell table:style-name="ce1" table:formula="of:=IF([.C5]&lt;-[.C4]/2;[.C31];[.C30])" office:value-type="float" office:value="-9.11729967994013" calcext:value-type="float">
            <text:p/>
          </table:table-cell>
          <table:table-cell table:style-name="ce1" table:formula="of:=IF([.D5]&lt;-[.D4]/2;[.D31];[.D30])" office:value-type="float" office:value="-56.397987388927" calcext:value-type="float">
            <text:p/>
          </table:table-cell>
          <table:table-cell table:style-name="ce1" table:formula="of:=IF([.E5]&lt;-[.E4]/2;[.E31];[.E30])" office:value-type="float" office:value="88.8358659631814" calcext:value-type="float">
            <text:p/>
          </table:table-cell>
          <table:table-cell table:style-name="ce1" table:formula="of:=IF([.F5]&lt;-[.F4]/2;[.F31];[.F30])" office:value-type="float" office:value="90" calcext:value-type="float">
            <text:p/>
          </table:table-cell>
        </table:table-row>
        <table:table-row table:style-name="ro1">
          <table:table-cell table:style-name="ce1" office:value-type="string" calcext:value-type="string">
            <text:p>gsy1</text:p>
          </table:table-cell>
          <table:table-cell table:style-name="ce1" table:formula="of:=IF([.B5]&gt;[.B4]/2;[.B33];[.B32])" office:value-type="float" office:value="56.3979873889271" calcext:value-type="float">
            <text:p/>
          </table:table-cell>
          <table:table-cell table:style-name="ce1" table:formula="of:=IF([.C5]&gt;[.C4]/2;[.C33];[.C32])" office:value-type="float" office:value="9.11729967994012" calcext:value-type="float">
            <text:p/>
          </table:table-cell>
          <table:table-cell table:style-name="ce1" table:formula="of:=IF([.D5]&gt;[.D4]/2;[.D33];[.D32])" office:value-type="float" office:value="-44.9137915503402" calcext:value-type="float">
            <text:p/>
          </table:table-cell>
          <table:table-cell table:style-name="ce1" table:formula="of:=IF([.E5]&gt;[.E4]/2;[.E33];[.E32])" office:value-type="float" office:value="89.1473145535031" calcext:value-type="float">
            <text:p/>
          </table:table-cell>
          <table:table-cell table:style-name="ce1" table:formula="of:=IF([.F5]&gt;[.F4]/2;[.F33];[.F32])" office:value-type="float" office:value="90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.00.0000</text:date>, <text:time style:data-style-name="N2" text:time-value="12:40:21.72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 Duckhorn</meta:initial-creator>
    <meta:creation-date>2015-03-27T17:09:07.000565949</meta:creation-date>
    <dc:date>2015-03-30T15:15:06.091000000</dc:date>
    <meta:editing-duration>PT7H54M16S</meta:editing-duration>
    <meta:editing-cycles>13</meta:editing-cycles>
    <meta:generator>LibreOffice/4.2.3.3$Windows_x86 LibreOffice_project/882f8a0a489bc99a9e60c7905a60226254cb6ff0</meta:generator>
    <meta:document-statistic meta:table-count="2" meta:cell-count="313" meta:object-count="0"/>
  </office:meta>
</office:document-meta>
</file>